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officeooo:rsid="001058ee" officeooo:paragraph-rsid="001058ee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style:text-underline-style="none" fo:font-weight="normal" officeooo:rsid="001058ee" officeooo:paragraph-rsid="001058ee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none" fo:font-weight="normal" officeooo:rsid="00114038" officeooo:paragraph-rsid="00114038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officeooo:rsid="00119cff" officeooo:paragraph-rsid="00119cff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normal" officeooo:rsid="00119cff" officeooo:paragraph-rsid="001317d9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1317d9" officeooo:paragraph-rsid="001317d9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13f186" officeooo:paragraph-rsid="0013f186" style:font-size-asian="10.5pt" style:font-weight-asian="normal" style:font-size-complex="12pt" style:font-weight-complex="normal"/>
    </style:style>
    <style:style style:name="P8" style:family="paragraph" style:parent-style-name="Header">
      <style:text-properties fo:font-size="10pt" officeooo:rsid="001058ee" officeooo:paragraph-rsid="001058ee" style:font-size-asian="8.75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9cff" style:font-weight-asian="bold" style:font-weight-complex="bold"/>
    </style:style>
    <style:style style:name="T3" style:family="text">
      <style:text-properties officeooo:rsid="00119cff"/>
    </style:style>
    <style:style style:name="T4" style:family="text">
      <style:text-properties officeooo:rsid="001317d9"/>
    </style:style>
    <style:style style:name="T5" style:family="text">
      <style:text-properties officeooo:rsid="0017cab4"/>
    </style:style>
    <style:style style:name="T6" style:family="text">
      <style:text-properties officeooo:rsid="0019ba48"/>
    </style:style>
    <style:style style:name="T7" style:family="text">
      <style:text-properties officeooo:rsid="001ab543"/>
    </style:style>
    <style:style style:name="T8" style:family="text">
      <style:text-properties officeooo:rsid="001af93d"/>
    </style:style>
    <style:style style:name="T9" style:family="text">
      <style:text-properties officeooo:rsid="001bb6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- Diseño perceptivo de requisitos:</text:p>
      <text:p text:style-name="P1"/>
      <text:p text:style-name="P2"/>
      <text:p text:style-name="P2">Se desea realizar una base de datos para almacenar todo lo relacionado con el juego Paragon.</text:p>
      <text:p text:style-name="P2"/>
      <text:p text:style-name="P2">En primer lugar, para que un usuario pueda jugar a Paragon, deberá crearse una cuenta en la plataforma Epic Games.</text:p>
      <text:p text:style-name="P2"/>
      <text:p text:style-name="P2">De la <text:span text:style-name="T1">cuenta de Epic Games</text:span> guardaremos el e-mail, el número de teléfono, el nombre y la fecha en la que se creó la cuenta. Una vez, y sólo una vez que hayamos creado la cuenta de Epic Games podremos crearnos la cuenta en el juego (Paragon).</text:p>
      <text:p text:style-name="P2"/>
      <text:p text:style-name="P2">De la <text:span text:style-name="T1">cuenta de Paragon</text:span> deseamos guardar el <text:span text:style-name="T1">e-mail</text:span> con el que se creó la <text:span text:style-name="T1">cuenta de Epic Games.</text:span></text:p>
      <text:p text:style-name="P2">También deseamos guardar el nickname<text:span text:style-name="T6">(único)</text:span> y la contraseña. <text:span text:style-name="T8">La contraseña no podrá ser nula</text:span>.</text:p>
      <text:p text:style-name="P2"/>
      <text:p text:style-name="P2">Del <text:span text:style-name="T1">e-mail</text:span> sólo nos interesa guardar el nombre y el país al que está asociado el correo.</text:p>
      <text:p text:style-name="P2"/>
      <text:p text:style-name="P3">Un e-mail sólo puede pertenecer a una cuenta, y una cuenta <text:span text:style-name="T8">solo puede tener un e-mail</text:span>. Además, una cuenta de Epic sólo puede tener asociada una cuenta de Paragon. <text:span text:style-name="T9">Una cuenta mínimo dene tener un e-mail asociado.</text:span></text:p>
      <text:p text:style-name="P3"/>
      <text:p text:style-name="P3">Una vez dentro del juego, tendremos <text:span text:style-name="T1">héroes</text:span> y <text:span text:style-name="T1">cartas</text:span>, que debemos desbloquear consiguiendo un <text:span text:style-name="T1">nivel</text:span> de cuenta determinado.</text:p>
      <text:p text:style-name="P3"/>
      <text:p text:style-name="P3">De los <text:span text:style-name="T1">héroes</text:span>, nos interesa saber su nombre, que es único, los puntos de velocidad de movimiento que tiene, y los puntos de daño.</text:p>
      <text:p text:style-name="P3"/>
      <text:p text:style-name="P3">Los héroes pueden ser de varios tipos (tanque, carry, support, jungla, mago o guerrero), <text:span text:style-name="T3">de los tipos, sólo nos interesa almacenar información del </text:span><text:span text:style-name="T2">tanque</text:span><text:span text:style-name="T3"> (puntos de armadura), del </text:span><text:span text:style-name="T2">support</text:span><text:span text:style-name="T3"> (puntos de cura), y del </text:span><text:span text:style-name="T2">mago</text:span><text:span text:style-name="T3">(puntos de magia), hay que tener en cuenta que en ocasiones, un mago puede ser un support y viceversa.</text:span></text:p>
      <text:p text:style-name="P3"/>
      <text:p text:style-name="P4">De las <text:span text:style-name="T1">cartas </text:span><text:span text:style-name="T4">sólo nos interesa almacenar su nombre (único), y una breve descripción de su funcionamiento.</text:span></text:p>
      <text:p text:style-name="P4"/>
      <text:p text:style-name="P6">Del <text:span text:style-name="T1">nivel</text:span> almacenaremos un número único y la fecha en la que la cuenta alcanzó ese nivel.</text:p>
      <text:p text:style-name="P5"/>
      <text:p text:style-name="P6">También, nada más a empezar a jugar, <text:span text:style-name="T8">en el nivel 1, </text:span>el juego nos obsequiará con un héroe aleatorio gratuito, y con <text:span text:style-name="T1">varias</text:span> cartas.</text:p>
      <text:p text:style-name="P6"/>
      <text:p text:style-name="P6">En el juego, los héroes tienen <text:span text:style-name="T1">skins </text:span>(trajes). Cada héroe tiene muchas skins <text:span text:style-name="T9">y una skin sólo pertenece a un héroe</text:span>, una skin sólo se puede conseguir si antes has desbloqueado al héroe.</text:p>
      <text:p text:style-name="P6"/>
      <text:p text:style-name="P7">Siempre que consigues una skin, se te regala una <text:span text:style-name="T1">variación de aspecto</text:span> de esa skin (el mismo traje pero en otro color), de las variaciones de aspecto deseamos guardar el color y un código que comienza en 1 por cada skin. <text:span text:style-name="T7">Cada skin tiene como mínimo una variación de aspec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officeooo:rsid="001058ee" officeooo:paragraph-rsid="001058ee" style:font-size-asian="8.75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yecto BDD<text:tab/><text:tab/>Pablo Sánchez Alons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4:28:47.767000000</meta:creation-date>
    <meta:generator>LibreOffice/6.0.5.2$Windows_X86_64 LibreOffice_project/54c8cbb85f300ac59db32fe8a675ff7683cd5a16</meta:generator>
    <dc:date>2018-12-14T21:02:24.932000000</dc:date>
    <meta:editing-duration>PT4H57M39S</meta:editing-duration>
    <meta:editing-cycles>6</meta:editing-cycles>
    <meta:document-statistic meta:table-count="0" meta:image-count="0" meta:object-count="0" meta:page-count="1" meta:paragraph-count="17" meta:word-count="416" meta:character-count="2350" meta:non-whitespace-character-count="1950"/>
  </office:meta>
</office:document-meta>
</file>